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8_11-40-22_000.jpg</text:p>
          </table:table-cell>
          <table:table-cell table:style-name="ce19" office:value-type="string">
            <text:p>:m 1-2*2 RES / JVEMV6 64#94_1 / 『新釈漢文大系　３７　近思録』 著者=市川安司 / p.10 / w:~,topic:~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2]=&quot;&quot;;[.C2];CONCATENATE([.C2];&quot; / &quot;;[.E2]))" office:value-type="string" office:string-value=":m 1-2*2 RES / JVEMV6 64#94_1 / 『新釈漢文大系　３７　近思録』 著者=市川安司 / p.10 / w:~,topic:~ / N~">
            <text:p>:m 1-2*2 RES / JVEMV6 64#94_1 / 『新釈漢文大系　３７　近思録』 著者=市川安司 / p.10 / w:~,topic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18_12-07-2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8_15-56-27_000.jpg</text:p>
          </table:table-cell>
          <table:table-cell table:style-name="ce19" office:value-type="string">
            <text:p>:m 1-3*3 RES / JVEMV6 64#94_2 / 『新釈漢文大系　３７　近思録』 著者=市川安司 / p.16 / w:~,topic:~ / N~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4]=&quot;&quot;;[.C4];CONCATENATE([.C4];&quot; / &quot;;[.E4]))" office:value-type="string" office:string-value=":m 1-3*3 RES / JVEMV6 64#94_2 / 『新釈漢文大系　３７　近思録』 著者=市川安司 / p.16 / w:~,topic:~ / N~">
            <text:p>:m 1-3*3 RES / JVEMV6 64#94_2 / 『新釈漢文大系　３７　近思録』 著者=市川安司 / p.16 / w:~,topic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8_17-35-51_000.jpg</text:p>
          </table:table-cell>
          <table:table-cell table:style-name="ce19" office:value-type="string">
            <text:p>:m 1*1 RES / 64#78_5 / 『不完全性定理』 ゲーデル (goedel)、著；林晋、八杉満利子、訳・解説 / p.15 / w:無限公理；還元公理 / N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5]=&quot;&quot;;[.C5];CONCATENATE([.C5];&quot; / &quot;;[.E5]))" office:value-type="string" office:string-value=":m 1*1 RES / 64#78_5 / 『不完全性定理』 ゲーデル (goedel)、著；林晋、八杉満利子、訳・解説 / p.15 / w:無限公理；還元公理 / N~">
            <text:p>:m 1*1 RES / 64#78_5 / 『不完全性定理』 ゲーデル (goedel)、著；林晋、八杉満利子、訳・解説 / p.15 / w:無限公理；還元公理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8_19-07-53_000.jpg</text:p>
          </table:table-cell>
          <table:table-cell table:style-name="ce17" office:value-type="string">
            <text:p>:m :尺八,shakuhachi,bamboo 1*1 / session-memo / s.1:genr=basics,other=yuri;hole-pitch-対応表,R=~,score=~</text:p>
          </table:table-cell>
          <table:table-cell table:style-name="ce19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5" table:formula="of:=IF([.E6]=&quot;&quot;;[.C6];CONCATENATE([.C6];&quot; / &quot;;[.E6]))" office:value-type="string" office:string-value=":m :尺八,shakuhachi,bamboo 1*1 / session-memo / s.1:genr=basics,other=yuri;hole-pitch-対応表,R=~,score=~">
            <text:p>:m :尺八,shakuhachi,bamboo 1*1 / session-memo / s.1:genr=basics,other=yuri;hole-pitch-対応表,R=~,sco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8_20-52-53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2-18_23-23-27_000.jpg</text:p>
          </table:table-cell>
          <table:table-cell table:style-name="ce19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；テーピングはしていない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8]=&quot;&quot;;[.C8];CONCATENATE([.C8];&quot; / &quot;;[.E8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；テーピングはしていない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；テーピングはしていない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9_01-33-01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9_01-33-07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9_07-44-1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19_08-07-35_000.jpg</text:p>
          </table:table-cell>
          <table:table-cell table:style-name="ce20" office:value-type="string">
            <text:p>:m :? 1*1 / topic=地磁気 / content=地磁気は、脳に影響を、与えるか？ ||| :tome/ (J*) / 人々が心の奥底で求めているもの：それを、売ろうじゃないか</text:p>
          </table:table-cell>
          <table:table-cell table:style-name="ce20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5" table:formula="of:=IF([.E12]=&quot;&quot;;[.C12];CONCATENATE([.C12];&quot; / &quot;;[.E12]))" office:value-type="string" office:string-value=":m :? 1*1 / topic=地磁気 / content=地磁気は、脳に影響を、与えるか？ ||| :tome/ (J*) / 人々が心の奥底で求めているもの：それを、売ろうじゃないか">
            <text:p>:m :? 1*1 / topic=地磁気 / content=地磁気は、脳に影響を、与えるか？ ||| :tome/ (J*) / 人々が心の奥底で求めているもの：それを、売ろうじゃない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2021/02/19</text:date>, <text:time>10:3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9T10:39:12.70</dc:date>
    <dc:creator>iwabuchi ken</dc:creator>
    <meta:editing-duration>P31DT11H22M12S</meta:editing-duration>
    <meta:editing-cycles>11700</meta:editing-cycles>
    <meta:document-statistic meta:table-count="1" meta:cell-count="456" meta:object-count="0"/>
  </office:meta>
</office:document-meta>
</file>